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7552"/>
    </style:style>
    <style:style style:name="P2" style:family="paragraph" style:parent-style-name="Standard">
      <style:text-properties officeooo:rsid="001c7552" officeooo:paragraph-rsid="001c7552"/>
    </style:style>
    <style:style style:name="P3" style:family="paragraph" style:parent-style-name="Standard">
      <style:text-properties officeooo:rsid="001c7552" officeooo:paragraph-rsid="001c7552"/>
    </style:style>
    <style:style style:name="P4" style:family="paragraph" style:parent-style-name="Standard">
      <style:text-properties officeooo:rsid="001c7552" officeooo:paragraph-rsid="001cc2cc"/>
    </style:style>
    <style:style style:name="P5" style:family="paragraph" style:parent-style-name="Standard">
      <style:text-properties officeooo:rsid="001eb3e8" officeooo:paragraph-rsid="001eb3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uve → rose</text:p>
      <text:p text:style-name="P1"><text:tab/>background: linear-gradient(-35deg, #51358E, #D62B89 );</text:p>
      <text:p text:style-name="P1"/>
      <text:p text:style-name="P2">Bleu → Vert</text:p>
      <text:p text:style-name="Standard"><text:tab/>background: linear-gradient(-35deg, #118DDA, #1AE092);</text:p>
      <text:p text:style-name="Standard"/>
      <text:p text:style-name="P2">Bleu/violet → rose </text:p>
      <text:p text:style-name="P2"><text:tab/>background: linear-gradient(-35deg, #696DCF, #EF96BD );</text:p>
      <text:p text:style-name="P2"/>
      <text:p text:style-name="P2">Bleu → Violet :</text:p>
      <text:p text:style-name="P2"><text:tab/>background: linear-gradient(-35deg, #2091B9, #C34CD4 );</text:p>
      <text:p text:style-name="P2"/>
      <text:p text:style-name="P2">Violet → Bleu/vert :</text:p>
      <text:p text:style-name="P2">background: linear-gradient(-35deg, #5864B4, #4DCDC2 );</text:p>
      <text:p text:style-name="P2"/>
      <text:p text:style-name="P5">rose → orange :</text:p>
      <text:p text:style-name="P2">background: linear-gradient(-35deg, #D77930, #B83388);</text:p>
      <text:p text:style-name="P4"/>
      <text:p text:style-name="P5">bleu → bleu :</text:p>
      <text:p text:style-name="P5"/>
      <text:p text:style-name="P5">background: linear-gradient(-35deg, #1044BE, #37C0E2 );</text:p>
      <text:p text:style-name="P5"/>
      <text:p text:style-name="P5">background: linear-gradient(-35deg, #E3204C, #E1762D, <text:s/>#E8C61C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7:10:35.837912910</meta:creation-date>
    <dc:date>2021-03-02T13:55:06.223846075</dc:date>
    <meta:editing-duration>PT17M4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63" meta:character-count="556" meta:non-whitespace-character-count="502"/>
  </office:meta>
</office:document-meta>
</file>